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ktionsweise Karten</text:p>
      <text:p text:style-name="P1"/>
      <text:p text:style-name="P2">Karten sind bilden die Wirtschaft von CnT, sie ermöglichen das ausbilden von Einheiten, unterstützen diese und können benutzt werden, um den Gegner zu behindern.</text:p>
      <text:p text:style-name="P2">Es gibt 4 Arten von Karten, Wirtschaftskarten (W), Goldkarten (G), <text:s/>Angriffskarten (A) und Befehlskarten (B).</text:p>
      <text:p text:style-name="P2">Alle Karten werden durch das ziehen in die Bildschirmmitte gespielt, vorausgesetzt das ihr AP-Kosten nicht zu hoch sind. Manche Karten müssen ein Ziel aussuchen auf, dass sie gespielt werden, was nachdem spielen der Karte per Linksklick ausgewählt wird. Wenn man sich nach dem Spielen <text:s/>einer Karte mit Ziel doch noch umentscheidet und kein Ziel ausgewählt hat, kann man das durch Rechtsklick abbrechen. Wenn die Karte gespielt wurde wird der Effekt ausgeführt (Effekte siehe Kartenliste)</text:p>
      <text:p text:style-name="P2">Danach wird sie auf den Ablagestapel abgelegt. Diesen kann man jederzeit anklicken, um zu schauen welche Karten sich in diesem befinden. Diese werden in einem extra Fenster angezeigt.</text:p>
      <text:p text:style-name="P2">Auch der Nachziehstapel wird auf die selbe Weise angezeigt, aber nicht in der Reihenfolge, wie die Karten gezogen werd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rnelius Nitschkoff</meta:initial-creator>
    <meta:creation-date>2018-04-24T14:06:16.66</meta:creation-date>
    <meta:document-statistic meta:table-count="0" meta:image-count="0" meta:object-count="0" meta:page-count="1" meta:paragraph-count="6" meta:word-count="162" meta:character-count="1082"/>
    <dc:date>2018-04-24T16:13:22.73</dc:date>
    <dc:creator>Cornelius Nitschkoff</dc:creator>
    <meta:editing-duration>PT33M16S</meta:editing-duration>
    <meta:editing-cycles>1</meta:editing-cycles>
    <meta:generator>OpenOffice/4.1.5$Win32 OpenOffice.org_project/415m1$Build-9789</meta:generator>
  </office:meta>
</office:document-meta>
</file>